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Tibetan Machine Uni" fo:letter-spacing="normal" fo:font-style="normal" fo:font-weight="normal" officeooo:rsid="001f0074" officeooo:paragraph-rsid="001f0074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Tibetan Machine Uni" fo:letter-spacing="normal"/>
    </style:style>
    <style:style style:name="P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betan Machine Uni" fo:letter-spacing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betan Machine Uni" fo:letter-spacing="normal" officeooo:rsid="001f0074" officeooo:paragraph-rsid="001f0074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style:font-name="Tibetan Machine Uni" fo:letter-spacing="normal" officeooo:rsid="001f0074" officeooo:paragraph-rsid="001f0074"/>
    </style:style>
    <style:style style:name="P6" style:family="paragraph" style:parent-style-name="Standard">
      <style:text-properties officeooo:rsid="001f0074" officeooo:paragraph-rsid="001f0074"/>
    </style:style>
    <style:style style:name="P7" style:family="paragraph" style:parent-style-name="Standard">
      <style:text-properties style:font-name="Tibetan Machine Uni" officeooo:rsid="001f0074" officeooo:paragraph-rsid="001f0074"/>
    </style:style>
    <style:style style:name="P8" style:family="paragraph" style:parent-style-name="Standard">
      <style:text-properties style:font-name="Tibetan Machine Uni" officeooo:paragraph-rsid="001f0074"/>
    </style:style>
    <style:style style:name="P9" style:family="paragraph" style:parent-style-name="Standard">
      <style:text-properties style:font-name="Tlwg Typist" officeooo:paragraph-rsid="001f0074"/>
    </style:style>
    <style:style style:name="P10" style:family="paragraph" style:parent-style-name="Standard">
      <style:text-properties style:font-name="Tlwg Typist" officeooo:rsid="001f0074" officeooo:paragraph-rsid="001f0074"/>
    </style:style>
    <style:style style:name="T1" style:family="text">
      <style:text-properties officeooo:rsid="001f0074"/>
    </style:style>
    <style:style style:name="T2" style:family="text">
      <style:text-properties fo:font-style="normal" fo:font-weight="normal"/>
    </style:style>
    <style:style style:name="T3" style:family="text">
      <style:text-properties style:font-name="Tlwg Typis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dule 10</text:p>
      <text:p text:style-name="P6"/>
      <text:p text:style-name="P6">Question 1</text:p>
      <text:p text:style-name="P7"/>
      <text:p text:style-name="P1">table name- Student</text:p>
      <text:p text:style-name="P2"><text:s text:c="5"/><text:span text:style-name="T2">primary key- StdNo</text:span></text:p>
      <text:p text:style-name="P2"><text:s text:c="5"/><text:span text:style-name="T2">other columns-StdAddress, StdCity, StdState, StdZip,StdEmail</text:span></text:p>
      <text:p text:style-name="P2"><text:s text:c="5"/></text:p>
      <text:p text:style-name="P2"><text:s text:c="5"/><text:span text:style-name="T2">table Name- Lender</text:span></text:p>
      <text:p text:style-name="P2"><text:s text:c="5"/><text:span text:style-name="T2">Primary Key- LenderNo</text:span></text:p>
      <text:p text:style-name="P2"><text:s text:c="5"/><text:span text:style-name="T2">other Column-LendName</text:span></text:p>
      <text:p text:style-name="P2"><text:s text:c="5"/></text:p>
      <text:p text:style-name="P2"><text:s text:c="5"/><text:span text:style-name="T2">table Name-InstID</text:span></text:p>
      <text:p text:style-name="P2"><text:s text:c="5"/><text:span text:style-name="T2">Primary Key-InstName</text:span></text:p>
      <text:p text:style-name="P2"><text:s text:c="5"/><text:span text:style-name="T2">Other Column-InstMascot</text:span></text:p>
      <text:p text:style-name="P2"><text:s text:c="5"/></text:p>
      <text:p text:style-name="P2"><text:s text:c="5"/><text:span text:style-name="T2">table Name-Loan</text:span></text:p>
      <text:p text:style-name="P2"><text:s text:c="5"/><text:span text:style-name="T2">Primary Key-LoanNo</text:span></text:p>
      <text:p text:style-name="P2"><text:s text:c="5"/><text:span text:style-name="T2">Other Column-ProdDate, DisbMethod,DisbBank, DateAuth, NoteValue, Subsidized, Rate</text:span></text:p>
      <text:p text:style-name="P2"><text:s text:c="5"/></text:p>
      <text:p text:style-name="P2"><text:s text:c="5"/><text:span text:style-name="T2">table Name-DisBurseLine</text:span></text:p>
      <text:p text:style-name="P2"><text:s text:c="5"/><text:span text:style-name="T2">Primary Key-DateSent</text:span></text:p>
      <text:p text:style-name="P2"><text:s text:c="5"/><text:span text:style-name="T2">Other Column-Amount,OrigFee,GuarFee</text:span></text:p>
      <text:p text:style-name="P3"/>
      <text:p text:style-name="P3"><text:span text:style-name="T1">2)</text:span> <text:s text:c="4"/></text:p>
      <text:p text:style-name="P5">1-M relations given are</text:p>
      <text:p text:style-name="P5">Uses</text:p>
      <text:p text:style-name="P5">Sent</text:p>
      <text:p text:style-name="P5">Authorities</text:p>
      <text:p text:style-name="P5">Givento</text:p>
      <text:p text:style-name="P4"><text:s/></text:p>
      <text:p text:style-name="P7">3)</text:p>
      <text:p text:style-name="P7">M-N </text:p>
      <text:p text:style-name="P7">No M-N relations are present in the er diagram</text:p>
      <text:p text:style-name="P7"><text:soft-page-break/></text:p>
      <text:p text:style-name="P8">4<text:span text:style-name="T3">. Identification dependency rule is used to include LoanNo in DisburseLine(LoanNo NotNull,DateSent ,Amount,OrigFee,GuarFee , Foreign Key(LoanNo) references Loan,Primary Key(LoanNo,DataSent)</text:span></text:p>
      <text:p text:style-name="P9"/>
      <text:p text:style-name="P9"/>
      <text:p text:style-name="P9"/>
      <text:p text:style-name="P9">5. Using the 1-M relationship rule for decomposed relationships.</text:p>
      <text:p text:style-name="P9">Account(ActId PrimaryKey, decAccNo , ActName, Balance , ForeignKey(decAccNo) References Account)</text:p>
      <text:p text:style-name="P9"/>
      <text:p text:style-name="P9"/>
      <text:p text:style-name="P9"/>
      <text:p text:style-name="P9">6. Owner(OwnId PrimaryKey , OwnName , OwnPhone )</text:p>
      <text:p text:style-name="P9">Property(PropId PrimaryKey, BldgName , UnitNo , Bdrms) </text:p>
      <text:p text:style-name="P10">Shares(OwnId , PropId, StartWeek, EndWeek, ForeignKey(PropId) references Property, ForeignKey(OwnId) references Owner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08:54:08.073852069</meta:creation-date>
    <dc:date>2022-04-28T09:11:29.163026210</dc:date>
    <meta:editing-duration>PT17M21S</meta:editing-duration>
    <meta:editing-cycles>1</meta:editing-cycles>
    <meta:document-statistic meta:table-count="0" meta:image-count="0" meta:object-count="0" meta:page-count="2" meta:paragraph-count="37" meta:word-count="130" meta:character-count="1199" meta:non-whitespace-character-count="1003"/>
    <meta:generator>LibreOffice/6.4.7.2$Linux_X86_64 LibreOffice_project/40$Build-2</meta:generator>
  </office:meta>
</office:document-meta>
</file>